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35in"/>
    </style:style>
    <style:style style:name="co3" style:family="table-column">
      <style:table-column-properties fo:break-before="auto" style:column-width="1.2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4"/>
          <table:table-cell office:value-type="string" calcext:value-type="string">
            <text:p>woorden</text:p>
          </table:table-cell>
          <table:table-cell office:value-type="string" calcext:value-type="string">
            <text:p>letters</text:p>
          </table:table-cell>
          <table:table-cell/>
          <table:table-cell table:number-columns-repeated="2" office:value-type="string" calcext:value-type="string">
            <text:p>index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$B$2]*[.E2]+[.$C$2]*[.F2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2]*[.E3]+[.$C$2]*[.F3]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B$2]*[.E4]+[.$C$2]*[.F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B$2]*[.E5]+[.$C$2]*[.F5]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B$2]*[.E6]+[.$C$2]*[.F6]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2]*[.E8]+[.$C$2]*[.F8]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/>
          <table:table-cell table:formula="of:=[.$B$2]*[.E9]+[.$C$2]*[.F9]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B$2]*[.E10]+[.$C$2]*[.F10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B$2]*[.E11]+[.$C$2]*[.F11]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2]*[.E13]+[.$C$2]*[.F13]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B$2]*[.E14]+[.$C$2]*[.F14]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B$2]*[.E15]+[.$C$2]*[.F15]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B$2]*[.E16]+[.$C$2]*[.F16]"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2]*[.E18]+[.$C$2]*[.F18]"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B$2]*[.E19]+[.$C$2]*[.F19]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B$2]*[.E20]+[.$C$2]*[.F20]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B$2]*[.E21]+[.$C$2]*[.F21]"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2]*[.E23]+[.$C$2]*[.F23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B$2]*[.E24]+[.$C$2]*[.F24]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B$2]*[.E25]+[.$C$2]*[.F25]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B$2]*[.E26]+[.$C$2]*[.F26]" office:value-type="float" office:value="82" calcext:value-type="float">
            <text:p>82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2]*[.E30]+[.$C$2]*[.F30]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B$2]*[.E31]+[.$C$2]*[.F31]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B$2]*[.E32]+[.$C$2]*[.F32]"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B$2]*[.E33]+[.$C$2]*[.F33]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1T11:10:50.921000000</meta:creation-date>
    <dc:date>2021-12-21T12:56:24.712000000</dc:date>
    <meta:editing-duration>PT1H13M33S</meta:editing-duration>
    <meta:editing-cycles>1</meta:editing-cycles>
    <meta:document-statistic meta:table-count="1" meta:cell-count="82" meta:object-count="0"/>
    <meta:generator>LibreOffice/7.2.3.2$Windows_X86_64 LibreOffice_project/d166454616c1632304285822f9c83ce2e660fd92</meta:generator>
  </office:meta>
</office:document-meta>
</file>